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co5" style:family="table-column">
      <style:table-column-properties style:column-width="2.014cm" style:use-optimal-column-width="false"/>
    </style:style>
    <style:style style:name="co6" style:family="table-column">
      <style:table-column-properties style:column-width="7.397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gruenc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Il calcul des congruences de grandes puissa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ructure de donné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sation d'un couple</text:p>
              </text:list-item>
            </text:list>
          </draw:text-box>
        </draw:frame>
        <draw:frame draw:style-name="standard" draw:layer="layout" svg:width="14.098cm" svg:height="0.971cm" svg:x="2.204cm" svg:y="6.6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value</text:p>
              </table:table-cell>
              <table:table-cell>
                <text:p>puiss</text:p>
              </table:table-cell>
              <table:table-cell>
                <text:p>congru</text:p>
              </table:table-cell>
              <table:table-cell>
                <text:p>modul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affichage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cedure qui affiche le résultat final.</text:p>
                <text:p/>
              </text:list-item>
            </text:list>
          </draw:text-box>
        </draw:frame>
        <draw:frame draw:style-name="gr2" draw:layer="layout" svg:width="23.8cm" svg:height="3.095cm" svg:x="1.8cm" svg:y="9cm">
          <draw:text-box>
            <text:p><text:tab/>put("votre congruence pour : ");</text:p>
            <text:p><text:tab/>new_line;</text:p>
            <text:p><text:tab/>put(couple.value); put(" puissance "); put(couple.puiss); put(" congru "); put(couple.congru); put("[");put(couple.modulo);put("]");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traitement princip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nction qui traite un couple.</text:p>
              </text:list-item>
              <text:list-item>
                <text:p>Arg : cou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ence</text:p>
          </draw:text-box>
        </draw:frame>
        <draw:frame presentation:style-name="pr4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Arg : valeur, un modulo</text:p>
              </text:list-item>
              <text:list-item>
                <text:p>Elle retourne la congruence.</text:p>
              </text:list-item>
              <text:list-item>
                <text:p>Warn : la valeur ne doit pas être trop élevée (pas supérieure à 2**31)</text:p>
              </text:list-item>
            </text:list>
          </draw:text-box>
        </draw:frame>
        <draw:frame draw:style-name="gr3" draw:layer="layout" svg:width="26cm" svg:height="0.962cm" svg:x="0.8cm" svg:y="14cm">
          <draw:text-box>
            <text:p>Return val mod modulo 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nbrpremier</text:p>
          </draw:text-box>
        </draw:frame>
        <draw:frame presentation:style-name="pr4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On l'appelle uniquement si modulo &gt; 3</text:p>
              </text:list-item>
              <text:list-item>
                <text:p>Vérifie si un nombre est premier</text:p>
              </text:list-item>
              <text:list-item>
                <text:p>Arg : un entier</text:p>
              </text:list-item>
              <text:list-item>
                <text:p>Retourne true ou false</text:p>
              </text:list-item>
            </text:list>
          </draw:text-box>
        </draw:frame>
        <draw:frame draw:style-name="standard" draw:layer="layout" svg:width="14.098cm" svg:height="0.971cm" svg:x="7.14cm" svg:y="10.5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>2</text:p>
              </table:table-cell>
              <table:table-cell>
                <text:p>i-1</text:p>
              </table:table-cell>
              <table:table-cell>
                <text:p>i</text:p>
              </table:table-cell>
              <table:table-cell/>
              <table:table-cell>
                <text:p>Val-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layer="layout" svg:width="25.8cm" svg:height="4.517cm" svg:x="1.4cm" svg:y="13.4cm">
          <draw:text-box>
            <text:p>Si i = val-1 ⇒ * return true</text:p>
            <text:p>Si i &lt; val-1 ⇒ si val mod i/=0 ⇒ i++ ⇒ (h)</text:p>
            <text:p><text:tab/><text:tab/> <text:s text:c="3"/>⇒ si val mod i = 0 ⇒ * return false</text:p>
            <text:p/>
            <text:p>I:=2</text:p>
            <text:p>While i&lt;val-1 and then val mod i /= 0 loop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fermatpossi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elée si value**puiss &gt; 2**31</text:p>
              </text:list-item>
              <text:list-item>
                <text:p>Arg : couple</text:p>
              </text:list-item>
              <text:list-item>
                <text:p>Retourne true ou false si fermat possi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ersion 0.1.2 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it</text:p>
              </text:list-item>
              <text:list-item>
                <text:p>Note prochaines versions : </text:p>
                <text:list>
                  <text:list-item>
                    <text:p>Fonction qui traite en multipliant la congruence par la val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_by_multiple</text:p>
          </draw:text-box>
        </draw:frame>
        <draw:frame presentation:style-name="pr4" draw:layer="layout" svg:width="25.199cm" svg:height="5.2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Elle recoit : un couple</text:p>
              </text:list-item>
              <text:list-item>
                <text:p>Elle retourne : la congruence (integer)</text:p>
              </text:list-item>
            </text:list>
          </draw:text-box>
        </draw:frame>
        <draw:frame draw:style-name="gr2" draw:layer="layout" svg:width="26.8cm" svg:height="3.095cm" svg:x="0.8cm" svg:y="12.2cm">
          <draw:text-box>
            <text:p>Couple.congru ⇒ Couple.value mod couple.modulo </text:p>
            <text:p>Couple.congru ⇒ couple.value * couple.congru mod couple.modulo</text:p>
            <text:p>Couple.congru ⇒ coupe.value * couple.congru mod couple.modulo</text:p>
            <text:p>----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_by_multi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= couple.puiss ⇒ * {return couple.congru}</text:p>
              </text:list-item>
              <text:list-item>
                <text:p>I&lt; couple.puiss ⇒ </text:p>
                <text:list>
                  <text:list-item>
                    <text:p>Congru = 1 ou congru = modulo – 1 ⇒ <text:tab/></text:p>
                    <text:list>
                      <text:list-item>
                        <text:p>(i)**2 ≤ puiss ⇒ fonc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23.8cm" svg:height="6.65cm" svg:x="2cm" svg:y="11.507cm">
          <draw:text-box>
            <text:p><text:span text:style-name="T1">Initialisation </text:span>:</text:p>
            <text:p>Couple.congru ⇒ couple.value mod couple.modulo</text:p>
            <text:p>I ⇒ 1</text:p>
            <text:p/>
            <text:p>While i &lt; couple.puiss+1 et alors (congru/=1 ou congru /= modulo-1) loop</text:p>
            <text:p><text:tab/>Couple.congru ⇒ couple.value*couple.congru mod couple.modulo</text:p>
            <text:p><text:tab/>I++ ;</text:p>
            <text:p>End loop ;</text:p>
            <text:p/>
          </draw:text-box>
        </draw:frame>
        <draw:frame draw:style-name="gr2" draw:layer="layout" svg:width="24cm" svg:height="0.962cm" svg:x="1.8cm" svg:y="18.238cm">
          <draw:text-box>
            <text:list text:style-name="L1">
              <text:list-item>
                <text:p><text:s/>(i-1)**2 ≤ puiss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onction premier_cong_un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Reçoit : couple</text:p>
              </text:list-item>
              <text:list-item>
                <text:p>Multiplie la congruence par la valeur du rang n+1.</text:p>
              </text:list-item>
            </text:list>
          </draw:text-box>
        </draw:frame>
        <draw:frame draw:style-name="gr2" draw:layer="layout" svg:width="25.8cm" svg:height="8.072cm" svg:x="1.6cm" svg:y="12.8cm">
          <draw:text-box>
            <text:p>Cong = Value mod modulo<text:tab/><text:tab/><text:tab/>--on calcul an rang 1 (puissance n=1)</text:p>
            <text:p>Cong = value*cong mod modulo<text:tab/>– on calcul au rang 2 (puissance n=2)</text:p>
            <text:p>…..<text:tab/><text:tab/><text:tab/><text:tab/><text:tab/><text:tab/><text:tab/><text:tab/>– on calcul au rang n+1 en utilisant cong.</text:p>
            <text:p/>
            <text:p>Note : si on trouve cong = modulo -1 alors cong = -1 et c'est le carré qui vaut 1.</text:p>
            <text:p>Soit : couple.puiss**2.</text:p>
            <text:p/>
            <text:list text:style-name="L1">
              <text:list-item>
                <text:p>Si i = couple.puiss</text:p>
                <text:list>
                  <text:list-item>
                    <text:p>On utilise une autre solution</text:p>
                  </text:list-item>
                </text:list>
              </text:list-item>
              <text:list-item>
                <text:p>Sinon</text:p>
                <text:list>
                  <text:list-item>
                    <text:p>On va au carré de tout ça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escription boucle premier_cong_un</text:p>
          </draw:text-box>
        </draw:frame>
        <draw:frame draw:style-name="standard" draw:layer="layout" svg:width="19.48cm" svg:height="0.971cm" svg:x="2.943cm" svg:y="5.64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>1</text:p>
              </table:table-cell>
              <table:table-cell/>
              <table:table-cell>
                <text:p>i-1</text:p>
              </table:table-cell>
              <table:table-cell>
                <text:p>i</text:p>
              </table:table-cell>
              <table:table-cell/>
              <table:table-cell/>
              <table:table-cell>
                <text:p>Puis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layer="layout" svg:width="23.4cm" svg:height="5.939cm" svg:x="3cm" svg:y="9cm">
          <draw:text-box>
            <text:list text:style-name="L1">
              <text:list-item>
                <text:p>Si i = puiss+1 ⇒ * return i</text:p>
              </text:list-item>
              <text:list-item>
                <text:p>Si i&lt;puiss+1 ⇒ </text:p>
                <text:list>
                  <text:list-item>
                    <text:p>Si value**i mod modulo = 1 ⇒ * return i</text:p>
                  </text:list-item>
                  <text:list-item>
                    <text:p>Sinon ⇒ i++ ⇒ (h)</text:p>
                  </text:list-item>
                </text:list>
                <text:p>while i&lt;puiss+1 and then value**i mod modulo /= 1</text:p>
                <text:list>
                  <text:list-item>
                    <text:list>
                      <text:list-header>
                        <text:p>i++</text:p>
                      </text:list-header>
                    </text:list>
                  </text:list-item>
                </text:list>
                <text:p>i:=1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0.2 fin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rtie de la v0.2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0T21:44:17.292314836</meta:creation-date>
    <dc:date>2014-11-15T15:44:14.208926145</dc:date>
    <meta:editing-duration>PT1H36M18S</meta:editing-duration>
    <meta:editing-cycles>40</meta:editing-cycles>
    <meta:generator>LibreOffice/4.2.7.2$Linux_X86_64 LibreOffice_project/420m0$Build-2</meta:generator>
    <dc:creator>public </dc:creator>
    <meta:document-statistic meta:object-count="83"/>
  </office:meta>
</office:document-meta>
</file>